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cd279" officeooo:paragraph-rsid="001cd279" style:font-size-asian="14pt" style:font-size-complex="14pt"/>
    </style:style>
    <style:style style:name="P2" style:family="paragraph" style:parent-style-name="Standard">
      <style:text-properties fo:font-size="14pt" officeooo:rsid="001cef31" officeooo:paragraph-rsid="001cef31" style:font-size-asian="14pt" style:font-size-complex="14pt"/>
    </style:style>
    <style:style style:name="P3" style:family="paragraph" style:parent-style-name="Standard">
      <style:text-properties fo:font-size="14pt" officeooo:rsid="001f0c1a" officeooo:paragraph-rsid="001f0c1a" style:font-size-asian="14pt" style:font-size-complex="14pt"/>
    </style:style>
    <style:style style:name="T1" style:family="text">
      <style:text-properties officeooo:rsid="001e7b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text:tab/>#include&lt;stdio.h&gt;</text:p>
      <text:p text:style-name="P1"><text:tab/>#include&lt;stdlib.h&gt;</text:p>
      <text:p text:style-name="P1"><text:tab/>int main()</text:p>
      <text:p text:style-name="P1"><text:tab/>{</text:p>
      <text:p text:style-name="P1"><text:tab/> <text:s text:c="3"/>int month;</text:p>
      <text:p text:style-name="P1"><text:tab/> <text:s text:c="6"/></text:p>
      <text:p text:style-name="P1"><text:tab/> <text:s text:c="3"/>while(1)</text:p>
      <text:p text:style-name="P1"><text:tab/> <text:s text:c="3"/>{</text:p>
      <text:p text:style-name="P1"><text:tab/> <text:s text:c="7"/>printf("\nEnter 0 to exit :-\n");</text:p>
      <text:p text:style-name="P1"><text:tab/> <text:s text:c="7"/>printf("Enter the no. of the month :- \n");</text:p>
      <text:p text:style-name="P1"><text:tab/> <text:s text:c="7"/>scanf("%d",&amp;month);</text:p>
      <text:p text:style-name="P1"><text:tab/></text:p>
      <text:p text:style-name="P1"><text:tab/> <text:s text:c="7"/>switch(month)</text:p>
      <text:p text:style-name="P1"><text:tab/> <text:s text:c="7"/>{</text:p>
      <text:p text:style-name="P1"><text:tab/> <text:s text:c="11"/>case 1:</text:p>
      <text:p text:style-name="P1"><text:tab/> <text:s text:c="15"/>printf("\n31 Days in January\n");</text:p>
      <text:p text:style-name="P1"><text:tab/> <text:s text:c="15"/>break;</text:p>
      <text:p text:style-name="P1"><text:tab/> <text:s text:c="11"/>case 2:</text:p>
      <text:p text:style-name="P1"><text:tab/> <text:s text:c="15"/>printf("\n28 Days in February\n");</text:p>
      <text:p text:style-name="P1"><text:tab/> <text:s text:c="15"/>break;</text:p>
      <text:p text:style-name="P1"><text:tab/> <text:s text:c="11"/>case 3:</text:p>
      <text:p text:style-name="P1"><text:tab/> <text:s text:c="15"/>printf("\n31 Days in March\n");</text:p>
      <text:p text:style-name="P1"><text:tab/> <text:s text:c="15"/>break;</text:p>
      <text:p text:style-name="P1"><text:tab/> <text:s text:c="11"/>case 4:</text:p>
      <text:p text:style-name="P1"><text:tab/> <text:s text:c="15"/>printf("\n30 Days in April\n");</text:p>
      <text:p text:style-name="P1"><text:tab/> <text:s text:c="15"/>break;</text:p>
      <text:p text:style-name="P1"><text:tab/> <text:s text:c="11"/>case 5:</text:p>
      <text:p text:style-name="P1"><text:tab/> <text:s text:c="15"/>printf("\n31 Days in May\n");</text:p>
      <text:p text:style-name="P1"><text:tab/> <text:s text:c="15"/>break;</text:p>
      <text:p text:style-name="P1"><text:tab/> <text:s text:c="11"/>case 6:</text:p>
      <text:p text:style-name="P1"><text:tab/> <text:s text:c="15"/>printf("\n30 Days in June\n");</text:p>
      <text:p text:style-name="P1"><text:tab/> <text:s text:c="15"/>break;</text:p>
      <text:p text:style-name="P1"><text:tab/> <text:s text:c="11"/>case 7:</text:p>
      <text:p text:style-name="P1"><text:tab/> <text:s text:c="15"/>printf("\n31 Days in July\n");</text:p>
      <text:p text:style-name="P1"><text:tab/> <text:s text:c="15"/>break;</text:p>
      <text:p text:style-name="P1"><text:tab/> <text:s text:c="11"/>case 8:</text:p>
      <text:p text:style-name="P1"><text:tab/> <text:s text:c="15"/>printf("\n31 Days in August\n");</text:p>
      <text:p text:style-name="P1"><text:tab/> <text:s text:c="15"/>break;</text:p>
      <text:p text:style-name="P1"><text:tab/> <text:s text:c="11"/>case 9:</text:p>
      <text:p text:style-name="P1"><text:tab/> <text:s text:c="15"/>printf("\n30 Days in September\n");</text:p>
      <text:p text:style-name="P1"><text:tab/> <text:s text:c="15"/>break;</text:p>
      <text:p text:style-name="P1"><text:tab/> <text:s text:c="11"/>case 10:</text:p>
      <text:p text:style-name="P1"><text:tab/> <text:s text:c="15"/>printf("\n31 Days in October\n");</text:p>
      <text:p text:style-name="P1"><text:tab/> <text:s text:c="15"/>break;</text:p>
      <text:p text:style-name="P1"><text:tab/> <text:s text:c="11"/>case 11:</text:p>
      <text:p text:style-name="P1"><text:soft-page-break/><text:tab/> <text:s text:c="15"/>printf("\n30 Days in November\n");</text:p>
      <text:p text:style-name="P1"><text:tab/> <text:s text:c="15"/>break;</text:p>
      <text:p text:style-name="P1"><text:tab/> <text:s text:c="11"/>case 12:</text:p>
      <text:p text:style-name="P1"><text:tab/> <text:s text:c="15"/>printf("\n31 Days in December\n");</text:p>
      <text:p text:style-name="P1"><text:tab/> <text:s text:c="15"/>break;</text:p>
      <text:p text:style-name="P1"><text:tab/> <text:s text:c="11"/>case 0:</text:p>
      <text:p text:style-name="P1"><text:tab/> <text:s text:c="15"/>exit(0);</text:p>
      <text:p text:style-name="P1"><text:tab/> <text:s text:c="11"/>default:</text:p>
      <text:p text:style-name="P1"><text:tab/> <text:s text:c="15"/>printf("Invalid Choice\n");</text:p>
      <text:p text:style-name="P1"><text:tab/> <text:s text:c="15"/>break;</text:p>
      <text:p text:style-name="P1"><text:tab/> <text:s text:c="11"/>printf("\n");</text:p>
      <text:p text:style-name="P1"><text:tab/> <text:s text:c="7"/>}</text:p>
      <text:p text:style-name="P1"><text:tab/> <text:s text:c="3"/>}</text:p>
      <text:p text:style-name="P1"><text:tab/></text:p>
      <text:p text:style-name="P1"><text:tab/>}</text:p>
      <text:p text:style-name="P1"/>
      <text:p text:style-name="P1"/>
      <text:p text:style-name="P1">2.<text:tab/>#include&lt;stdio.h&gt;</text:p>
      <text:p text:style-name="P1"><text:tab/>#include&lt;stdlib.h&gt;</text:p>
      <text:p text:style-name="P1"><text:tab/>int main()</text:p>
      <text:p text:style-name="P1"><text:tab/>{</text:p>
      <text:p text:style-name="P1"><text:tab/> <text:s text:c="3"/>char input;</text:p>
      <text:p text:style-name="P1"><text:tab/> <text:s text:c="3"/>int num1,num2;</text:p>
      <text:p text:style-name="P1"><text:tab/> <text:s text:c="3"/>float div;</text:p>
      <text:p text:style-name="P1"><text:tab/></text:p>
      <text:p text:style-name="P1"><text:tab/> <text:s text:c="3"/>while(1)</text:p>
      <text:p text:style-name="P1"><text:tab/> <text:s text:c="3"/>{</text:p>
      <text:p text:style-name="P1"><text:tab/> <text:s text:c="7"/>printf("\nEnter the required letter\n");</text:p>
      <text:p text:style-name="P1"><text:tab/> <text:s text:c="7"/>printf("a.Addition\n");</text:p>
      <text:p text:style-name="P1"><text:tab/> <text:s text:c="7"/>printf("b.Subtraction\n");</text:p>
      <text:p text:style-name="P1"><text:tab/> <text:s text:c="7"/>printf("c.Multiplication\n");</text:p>
      <text:p text:style-name="P1"><text:tab/> <text:s text:c="7"/>printf("d.Division\n");</text:p>
      <text:p text:style-name="P1"><text:tab/> <text:s text:c="7"/>printf("e.Exit\n");</text:p>
      <text:p text:style-name="P1"><text:tab/> <text:s text:c="7"/>scanf("%c",&amp;input);</text:p>
      <text:p text:style-name="P1"><text:tab/></text:p>
      <text:p text:style-name="P1"><text:tab/> <text:s text:c="7"/>printf("\nEnter Two Numbers :- \n");</text:p>
      <text:p text:style-name="P1"><text:tab/> <text:s text:c="7"/>scanf("%d %d",&amp;num1,&amp;num2);</text:p>
      <text:p text:style-name="P1"><text:tab/></text:p>
      <text:p text:style-name="P1"><text:tab/> <text:s text:c="7"/>switch(input)</text:p>
      <text:p text:style-name="P1"><text:tab/> <text:s text:c="7"/>{</text:p>
      <text:p text:style-name="P1"><text:tab/> <text:s text:c="7"/>case 'a':</text:p>
      <text:p text:style-name="P1"><text:tab/> <text:s text:c="11"/>printf("The Sum is %d\n",num1+num2);</text:p>
      <text:p text:style-name="P1"><text:tab/> <text:s text:c="11"/>break;</text:p>
      <text:p text:style-name="P1"><text:tab/> <text:s text:c="7"/>case 'b':</text:p>
      <text:p text:style-name="P1"><text:tab/> <text:s text:c="11"/>printf("The Difference is %d\n",num1-num2);</text:p>
      <text:p text:style-name="P1"><text:soft-page-break/><text:tab/> <text:s text:c="11"/>break;</text:p>
      <text:p text:style-name="P1"><text:tab/> <text:s text:c="7"/>case 'c':</text:p>
      <text:p text:style-name="P1"><text:tab/> <text:s text:c="11"/>printf("The Product is %d\n",num1*num2);</text:p>
      <text:p text:style-name="P1"><text:tab/> <text:s text:c="11"/>break;</text:p>
      <text:p text:style-name="P1"><text:tab/> <text:s text:c="7"/>case 'd':</text:p>
      <text:p text:style-name="P1"><text:tab/> <text:s text:c="11"/>if(num1&gt;num2)</text:p>
      <text:p text:style-name="P1"><text:tab/> <text:s text:c="15"/>div=num1/num2;</text:p>
      <text:p text:style-name="P1"><text:tab/> <text:s text:c="11"/>else</text:p>
      <text:p text:style-name="P1"><text:tab/> <text:s text:c="15"/>div=num2/num1;</text:p>
      <text:p text:style-name="P1"><text:tab/> <text:s text:c="11"/>printf("The Quotient is %f\n",div);</text:p>
      <text:p text:style-name="P1"><text:tab/> <text:s text:c="11"/>break;</text:p>
      <text:p text:style-name="P1"><text:tab/> <text:s text:c="7"/>case 'e':</text:p>
      <text:p text:style-name="P1"><text:tab/> <text:s text:c="11"/>exit(0);</text:p>
      <text:p text:style-name="P1"><text:tab/> <text:s text:c="7"/>}</text:p>
      <text:p text:style-name="P1"><text:tab/> <text:s text:c="3"/>}</text:p>
      <text:p text:style-name="P1"><text:tab/>}</text:p>
      <text:p text:style-name="P1"/>
      <text:p text:style-name="P2">3.<text:tab/>#include&lt;stdio.h&gt;</text:p>
      <text:p text:style-name="P2"><text:tab/>int main()</text:p>
      <text:p text:style-name="P2"><text:tab/>{</text:p>
      <text:p text:style-name="P2"><text:tab/> <text:s text:c="3"/>int day;</text:p>
      <text:p text:style-name="P2"><text:tab/></text:p>
      <text:p text:style-name="P2"><text:tab/> <text:s text:c="3"/>printf("Enter day no of the week :-");</text:p>
      <text:p text:style-name="P2"><text:tab/> <text:s text:c="3"/>scanf("%d",&amp;day);</text:p>
      <text:p text:style-name="P2"><text:tab/></text:p>
      <text:p text:style-name="P2"><text:tab/> <text:s text:c="3"/>switch(day)</text:p>
      <text:p text:style-name="P2"><text:tab/> <text:s text:c="3"/>{</text:p>
      <text:p text:style-name="P2"><text:tab/> <text:s text:c="7"/>case 1:</text:p>
      <text:p text:style-name="P2"><text:tab/> <text:s text:c="11"/>printf("Mondays are great to greet a new week full of optimism.\nAnd I <text:tab/><text:tab/> <text:s text:c="12"/>bet you have never had a beautiful Monday morning than this <text:tab/><text:tab/><text:tab/> <text:s/>one today.\nI <text:span text:style-name="T1">w</text:span>ish you all the best!\n");</text:p>
      <text:p text:style-name="P2"><text:tab/> <text:s text:c="11"/>break;</text:p>
      <text:p text:style-name="P2"><text:tab/> <text:s text:c="7"/>case 2:</text:p>
      <text:p text:style-name="P2"><text:tab/> <text:s text:c="11"/>printf("Tuesday is the second day of the week.\nNo doubt you must be <text:tab/><text:tab/><text:tab/>feeling more pressured for targets to reach.\nAmid all stress and <text:tab/><text:tab/><text:tab/>strain, you have a relaxing day, this is my wish\n");</text:p>
      <text:p text:style-name="P2"><text:tab/> <text:s text:c="11"/>break;</text:p>
      <text:p text:style-name="P2"><text:tab/> <text:s text:c="7"/>case 3:</text:p>
      <text:p text:style-name="P2"><text:tab/> <text:s text:c="11"/>printf("Old friends pass away, new friends appear.\nIt is just like the <text:tab/><text:tab/><text:tab/>days. An old day passes, a new day arrives.\nThe important thing <text:tab/><text:tab/><text:tab/>is to make it meaningful: a meaningful friend or a meaningful <text:tab/><text:tab/><text:tab/><text:tab/>day.\n");</text:p>
      <text:p text:style-name="P2"><text:tab/> <text:s text:c="11"/>break;</text:p>
      <text:p text:style-name="P2"/>
      <text:p text:style-name="P2"/>
      <text:p text:style-name="P2"><text:soft-page-break/><text:tab/> <text:s text:c="7"/>case 4:</text:p>
      <text:p text:style-name="P2"><text:tab/> <text:s text:c="11"/>printf("May this Thursday bring joy and happiness throughout the day <text:tab/><text:tab/><text:tab/>and make your heart feel relaxed.\nBe positive, happy, and brave. <text:tab/><text:tab/><text:tab/>Have a positive Thursday!\n");</text:p>
      <text:p text:style-name="P2"><text:tab/> <text:s text:c="11"/>break;</text:p>
      <text:p text:style-name="P2"><text:tab/> <text:s text:c="7"/>case 5:</text:p>
      <text:p text:style-name="P2"><text:tab/> <text:s text:c="11"/>printf("Friday has arrived once more.\nBegin your day by reflecting on <text:tab/><text:tab/><text:tab/>what is important to you.\nConcentrate on your goals. Have a <text:tab/><text:tab/><text:tab/><text:tab/>fantastic weekend.\n");</text:p>
      <text:p text:style-name="P2"><text:s text:c="12"/>break;</text:p>
      <text:p text:style-name="P2"><text:tab/> <text:s text:c="7"/>case 6:</text:p>
      <text:p text:style-name="P2"><text:tab/> <text:s text:c="11"/>printf("Happy Saturday! Make the most of the day, live, laugh, love, <text:tab/><text:tab/><text:tab/>dream, play and enjoy!\n");</text:p>
      <text:p text:style-name="P2"><text:tab/> <text:s text:c="11"/>break;</text:p>
      <text:p text:style-name="P2"><text:tab/> <text:s text:c="7"/>case 7:</text:p>
      <text:p text:style-name="P2"><text:tab/> <text:s text:c="11"/>printf("Sunday. A day to refuel your soul and be grateful for your <text:tab/><text:tab/><text:tab/><text:tab/>blessings.\nTake a deep breath and relax. Enjoy your family, your <text:tab/><text:tab/><text:tab/>friends, and <text:tab/>a cup of tea.\n");</text:p>
      <text:p text:style-name="P2"><text:tab/> <text:s text:c="11"/>break;</text:p>
      <text:p text:style-name="P2"><text:tab/> <text:s text:c="7"/>default:</text:p>
      <text:p text:style-name="P2"><text:tab/> <text:s text:c="11"/>printf("Invalid Choice\n");</text:p>
      <text:p text:style-name="P2"><text:tab/> <text:s text:c="11"/>break;</text:p>
      <text:p text:style-name="P2"><text:tab/> <text:s text:c="3"/>}</text:p>
      <text:p text:style-name="P2"><text:tab/>}</text:p>
      <text:p text:style-name="P2"/>
      <text:p text:style-name="P3">4.<text:tab/>#include&lt;stdio.h&gt;</text:p>
      <text:p text:style-name="P3"><text:tab/>#include&lt;stdlib.h&gt;</text:p>
      <text:p text:style-name="P3"><text:tab/>int main()</text:p>
      <text:p text:style-name="P3"><text:tab/>{</text:p>
      <text:p text:style-name="P3"><text:tab/> <text:s text:c="3"/>char c;</text:p>
      <text:p text:style-name="P3"><text:tab/> <text:s text:c="3"/>float side1,side2,side3;</text:p>
      <text:p text:style-name="P3"><text:tab/></text:p>
      <text:p text:style-name="P3"><text:tab/> <text:s text:c="3"/>while(1)</text:p>
      <text:p text:style-name="P3"><text:tab/> <text:s text:c="3"/>{</text:p>
      <text:p text:style-name="P3"><text:tab/> <text:s text:c="7"/>printf("\nSelect any of the following checks\n");</text:p>
      <text:p text:style-name="P3"><text:tab/> <text:s text:c="7"/>printf("a.Isosceles Triangle Check\n");</text:p>
      <text:p text:style-name="P3"><text:tab/> <text:s text:c="7"/>printf("b.Right Angle Triangle Check\n");</text:p>
      <text:p text:style-name="P3"><text:tab/> <text:s text:c="7"/>printf("c.Equilateral Triangle Check\n");</text:p>
      <text:p text:style-name="P3"><text:tab/> <text:s text:c="7"/>printf("d.Exit\n");</text:p>
      <text:p text:style-name="P3"><text:tab/> <text:s text:c="7"/>printf("Enter any Letter :-");</text:p>
      <text:p text:style-name="P3"><text:tab/> <text:s text:c="7"/>scanf("%c",&amp;c);</text:p>
      <text:p text:style-name="P3"><text:tab/> <text:s text:c="7"/>printf("\n");</text:p>
      <text:p text:style-name="P3"><text:tab/></text:p>
      <text:p text:style-name="P3"><text:tab/> <text:s text:c="7"/>switch(c)</text:p>
      <text:p text:style-name="P3"><text:tab/> <text:s text:c="7"/>{</text:p>
      <text:p text:style-name="P3"><text:soft-page-break/><text:tab/> <text:s text:c="11"/>case 'a':</text:p>
      <text:p text:style-name="P3"><text:tab/> <text:s text:c="11"/>{</text:p>
      <text:p text:style-name="P3"><text:tab/> <text:s text:c="15"/>printf("Enter three sides of the triangle :-");</text:p>
      <text:p text:style-name="P3"><text:tab/> <text:s text:c="15"/>scanf("%f %f %f",&amp;side1,&amp;side2,&amp;side3);</text:p>
      <text:p text:style-name="P3"><text:tab/></text:p>
      <text:p text:style-name="P3"><text:tab/> <text:s text:c="15"/>if((side1==side2)|(side2==side3)|(side3==side1))</text:p>
      <text:p text:style-name="P3"><text:tab/> <text:s text:c="19"/>printf("The Triangle is Isosceles\n");</text:p>
      <text:p text:style-name="P3"><text:tab/> <text:s text:c="15"/>else</text:p>
      <text:p text:style-name="P3"><text:tab/> <text:s text:c="19"/>printf("The Triangle is not Isosceles\n");</text:p>
      <text:p text:style-name="P3"><text:tab/> <text:s text:c="15"/>break;</text:p>
      <text:p text:style-name="P3"><text:tab/> <text:s text:c="11"/>}//case a ends</text:p>
      <text:p text:style-name="P3"><text:tab/></text:p>
      <text:p text:style-name="P3"><text:tab/> <text:s text:c="11"/>case 'b':</text:p>
      <text:p text:style-name="P3"><text:tab/> <text:s text:c="11"/>{</text:p>
      <text:p text:style-name="P3"><text:tab/> <text:s text:c="15"/>printf("Enter three sides of the triangle :-");</text:p>
      <text:p text:style-name="P3"><text:tab/> <text:s text:c="15"/>scanf("%f %f %f",&amp;side1,&amp;side2,&amp;side3);</text:p>
      <text:p text:style-name="P3"><text:tab/></text:p>
      <text:p text:style-name="P3"><text:tab/> <text:s text:c="15"/>if((side1&gt;side2)&amp;&amp;(side1&gt;side3))</text:p>
      <text:p text:style-name="P3"><text:tab/> <text:s text:c="15"/>{</text:p>
      <text:p text:style-name="P3"><text:tab/> <text:s text:c="19"/>if((side1*side1)==(side2*side2)+(side3*side3))</text:p>
      <text:p text:style-name="P3"><text:tab/> <text:s text:c="23"/>printf("The Triangle is Right Triangle\n");</text:p>
      <text:p text:style-name="P3"><text:tab/> <text:s text:c="19"/>else</text:p>
      <text:p text:style-name="P3"><text:tab/> <text:s text:c="23"/>printf("The Triangle is not Right Triangle\n");</text:p>
      <text:p text:style-name="P3"><text:tab/> <text:s text:c="15"/>}</text:p>
      <text:p text:style-name="P3"><text:tab/></text:p>
      <text:p text:style-name="P3"><text:tab/> <text:s text:c="15"/>else if((side2&gt;side1)&amp;&amp;(side2&gt;side3))</text:p>
      <text:p text:style-name="P3"><text:tab/> <text:s text:c="15"/>{</text:p>
      <text:p text:style-name="P3"><text:tab/> <text:s text:c="19"/>if((side2*side2)==(side1*side1)+(side3*side3))</text:p>
      <text:p text:style-name="P3"><text:tab/> <text:s text:c="23"/>printf("The Triangle is Right Triangle\n");</text:p>
      <text:p text:style-name="P3"><text:tab/> <text:s text:c="19"/>else</text:p>
      <text:p text:style-name="P3"><text:tab/> <text:s text:c="23"/>printf("The Triangle is not Right Triangle\n");</text:p>
      <text:p text:style-name="P3"><text:tab/> <text:s text:c="15"/>}</text:p>
      <text:p text:style-name="P3"><text:tab/></text:p>
      <text:p text:style-name="P3"><text:tab/> <text:s text:c="15"/>else</text:p>
      <text:p text:style-name="P3"><text:tab/> <text:s text:c="15"/>{</text:p>
      <text:p text:style-name="P3"><text:tab/> <text:s text:c="19"/>if((side3*side3)==(side2*side2)+(side1*side1))</text:p>
      <text:p text:style-name="P3"><text:tab/> <text:s text:c="23"/>printf("The Triangle is Right Triangle\n");</text:p>
      <text:p text:style-name="P3"><text:tab/> <text:s text:c="19"/>else</text:p>
      <text:p text:style-name="P3"><text:tab/> <text:s text:c="23"/>printf("The Triangle is not Right Triangle\n");</text:p>
      <text:p text:style-name="P3"><text:tab/> <text:s text:c="15"/>} <text:s text:c="4"/></text:p>
      <text:p text:style-name="P3"><text:tab/> <text:s text:c="15"/>break; <text:s text:c="14"/></text:p>
      <text:p text:style-name="P3"><text:tab/> <text:s text:c="11"/>}//case b ends</text:p>
      <text:p text:style-name="P3"><text:tab/></text:p>
      <text:p text:style-name="P3"><text:tab/> <text:s text:c="11"/>case 'c':</text:p>
      <text:p text:style-name="P3"><text:tab/> <text:s text:c="11"/>{</text:p>
      <text:p text:style-name="P3"><text:soft-page-break/><text:tab/> <text:s text:c="15"/>printf("Enter three sides of the triangle :-");</text:p>
      <text:p text:style-name="P3"><text:tab/> <text:s text:c="15"/>scanf("%f %f %f",&amp;side1,&amp;side2,&amp;side3);</text:p>
      <text:p text:style-name="P3"><text:tab/></text:p>
      <text:p text:style-name="P3"><text:tab/> <text:s text:c="15"/>if((side1==side2)&amp;&amp;(side1==side3))</text:p>
      <text:p text:style-name="P3"><text:tab/> <text:s text:c="19"/>printf("The Triangle is Equilateral\n");</text:p>
      <text:p text:style-name="P3"><text:tab/> <text:s text:c="15"/>else</text:p>
      <text:p text:style-name="P3"><text:tab/> <text:s text:c="19"/>printf("The Triangle is not Equilateral\n");</text:p>
      <text:p text:style-name="P3"><text:tab/> <text:s text:c="15"/>break;</text:p>
      <text:p text:style-name="P3"><text:tab/> <text:s text:c="11"/>}//case c ends</text:p>
      <text:p text:style-name="P3"><text:tab/></text:p>
      <text:p text:style-name="P3"><text:tab/> <text:s text:c="11"/>case 'd':</text:p>
      <text:p text:style-name="P3"><text:tab/> <text:s text:c="15"/>exit(0);</text:p>
      <text:p text:style-name="P3"><text:tab/> <text:s text:c="11"/>default:</text:p>
      <text:p text:style-name="P3"><text:tab/> <text:s text:c="15"/>printf("Invalid Choice\n");</text:p>
      <text:p text:style-name="P3"><text:tab/> <text:s text:c="7"/>}</text:p>
      <text:p text:style-name="P3"><text:tab/> <text:s text:c="3"/>}</text:p>
      <text:p text:style-name="P3"><text:tab/>}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8T19:14:50.878699043</meta:creation-date>
    <dc:date>2022-07-08T22:05:36.980771804</dc:date>
    <meta:editing-duration>PT16M24S</meta:editing-duration>
    <meta:editing-cycles>1</meta:editing-cycles>
    <meta:document-statistic meta:table-count="0" meta:image-count="0" meta:object-count="0" meta:page-count="6" meta:paragraph-count="222" meta:word-count="589" meta:character-count="6864" meta:non-whitespace-character-count="3927"/>
    <meta:generator>LibreOffice/6.4.7.2$Linux_X86_64 LibreOffice_project/40$Build-2</meta:generator>
  </office:meta>
</office:document-meta>
</file>